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0cm" svg:y="5.817cm">
            <draw:object draw:notify-on-update-of-ranges="Лист1.B1:Лист1.B10 Лист1.C1:Лист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4.427cm" svg:y="5.767cm">
            <draw:object draw:notify-on-update-of-ranges="Лист1.B1:Лист1.B10 Лист1.E1:Лист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0.371cm" svg:y="5.95cm">
            <draw:object draw:notify-on-update-of-ranges="Лист1.B1:Лист1.B10 Лист1.G1:Лист1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8861" calcext:value-type="float">
            <text:p>9,8861</text:p>
          </table:table-cell>
          <table:table-cell/>
          <table:table-cell office:value-type="float" office:value="3.6238" calcext:value-type="float">
            <text:p>3,6238</text:p>
          </table:table-cell>
          <table:table-cell/>
          <table:table-cell office:value-type="float" office:value="12.559" calcext:value-type="float">
            <text:p>12,5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8738" calcext:value-type="float">
            <text:p>9,8738</text:p>
          </table:table-cell>
          <table:table-cell/>
          <table:table-cell office:value-type="float" office:value="3.6185" calcext:value-type="float">
            <text:p>3,6185</text:p>
          </table:table-cell>
          <table:table-cell/>
          <table:table-cell office:value-type="float" office:value="12.549" calcext:value-type="float">
            <text:p>12,5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8622" calcext:value-type="float">
            <text:p>9,8622</text:p>
          </table:table-cell>
          <table:table-cell/>
          <table:table-cell office:value-type="float" office:value="3.6104" calcext:value-type="float">
            <text:p>3,6104</text:p>
          </table:table-cell>
          <table:table-cell/>
          <table:table-cell office:value-type="float" office:value="12.541" calcext:value-type="float">
            <text:p>12,5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.849" calcext:value-type="float">
            <text:p>9,849</text:p>
          </table:table-cell>
          <table:table-cell/>
          <table:table-cell office:value-type="float" office:value="3.608" calcext:value-type="float">
            <text:p>3,608</text:p>
          </table:table-cell>
          <table:table-cell/>
          <table:table-cell office:value-type="float" office:value="12.532" calcext:value-type="float">
            <text:p>12,5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.8377" calcext:value-type="float">
            <text:p>9,8377</text:p>
          </table:table-cell>
          <table:table-cell/>
          <table:table-cell office:value-type="float" office:value="3.6091" calcext:value-type="float">
            <text:p>3,6091</text:p>
          </table:table-cell>
          <table:table-cell/>
          <table:table-cell office:value-type="float" office:value="12.525" calcext:value-type="float">
            <text:p>12,5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.8238" calcext:value-type="float">
            <text:p>9,8238</text:p>
          </table:table-cell>
          <table:table-cell/>
          <table:table-cell office:value-type="float" office:value="3.6054" calcext:value-type="float">
            <text:p>3,6054</text:p>
          </table:table-cell>
          <table:table-cell/>
          <table:table-cell office:value-type="float" office:value="12.516" calcext:value-type="float">
            <text:p>12,5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.8139" calcext:value-type="float">
            <text:p>9,8139</text:p>
          </table:table-cell>
          <table:table-cell/>
          <table:table-cell office:value-type="float" office:value="3.6074" calcext:value-type="float">
            <text:p>3,6074</text:p>
          </table:table-cell>
          <table:table-cell/>
          <table:table-cell office:value-type="float" office:value="12.51" calcext:value-type="float">
            <text:p>12,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.7983" calcext:value-type="float">
            <text:p>9,7983</text:p>
          </table:table-cell>
          <table:table-cell/>
          <table:table-cell office:value-type="float" office:value="3.6025" calcext:value-type="float">
            <text:p>3,6025</text:p>
          </table:table-cell>
          <table:table-cell/>
          <table:table-cell office:value-type="float" office:value="12.502" calcext:value-type="float">
            <text:p>12,5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.7868" calcext:value-type="float">
            <text:p>9,7868</text:p>
          </table:table-cell>
          <table:table-cell/>
          <table:table-cell office:value-type="float" office:value="3.6038" calcext:value-type="float">
            <text:p>3,6038</text:p>
          </table:table-cell>
          <table:table-cell/>
          <table:table-cell office:value-type="float" office:value="12.496" calcext:value-type="float">
            <text:p>12,4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7743" calcext:value-type="float">
            <text:p>9,7743</text:p>
          </table:table-cell>
          <table:table-cell/>
          <table:table-cell office:value-type="float" office:value="3.6018" calcext:value-type="float">
            <text:p>3,6018</text:p>
          </table:table-cell>
          <table:table-cell/>
          <table:table-cell office:value-type="float" office:value="12.49" calcext:value-type="float">
            <text:p>12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21:18:23.521964269</meta:creation-date>
    <dc:date>2023-03-20T22:51:55.244743901</dc:date>
    <meta:editing-duration>PT8M35S</meta:editing-duration>
    <meta:editing-cycles>1</meta:editing-cycles>
    <meta:document-statistic meta:table-count="1" meta:cell-count="40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B1:Лист1.C10" svg:x="1.011cm" svg:y="0.078cm" svg:width="12.319cm" svg:height="8.642cm">
          <chartooo:coordinate-region svg:x="1.923cm" svg:y="0.277cm" svg:width="11.22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10" chart:class="chart:scatter">
            <chart:domain table:cell-range-address="Лист1.B1:Лист1.B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1:Лист1.B10</svg:desc>
                </draw:g>
              </table:table-cell>
              <table:table-cell office:value-type="float" office:value="9.8861">
                <text:p>9.8861</text:p>
                <draw:g>
                  <svg:desc>Лист1.C1:Лист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738">
                <text:p>9.8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8622">
                <text:p>9.8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49">
                <text:p>9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8377">
                <text:p>9.8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238">
                <text:p>9.8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8139">
                <text:p>9.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7983">
                <text:p>9.7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7868">
                <text:p>9.7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7743">
                <text:p>9.7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Лист1.B1:Лист1.B10 Лист1.E1:Лист1.E10" svg:x="0.319cm" svg:y="0.18cm" svg:width="15.36cm" svg:height="8.646cm">
          <chartooo:coordinate-region svg:x="1.417cm" svg:y="0.379cm" svg:width="14.076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E1:Лист1.E10" chart:class="chart:scatter">
            <chart:domain table:cell-range-address="Лист1.B1:Лист1.B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1:Лист1.B10</svg:desc>
                </draw:g>
              </table:table-cell>
              <table:table-cell office:value-type="float" office:value="3.6238">
                <text:p>3.6238</text:p>
                <draw:g>
                  <svg:desc>Лист1.E1:Лист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185">
                <text:p>3.6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6104">
                <text:p>3.6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091">
                <text:p>3.6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6054">
                <text:p>3.6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074">
                <text:p>3.6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6025">
                <text:p>3.6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6038">
                <text:p>3.6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018">
                <text:p>3.6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B1:Лист1.B10 Лист1.G1:Лист1.G10" svg:x="0.055cm" svg:y="0.206cm" svg:width="15.359cm" svg:height="8.643cm">
          <chartooo:coordinate-region svg:x="1.153cm" svg:y="0.405cm" svg:width="14.074cm" svg:height="7.7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G1:Лист1.G10" chart:class="chart:scatter">
            <chart:domain table:cell-range-address="Лист1.B1:Лист1.B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1:Лист1.B10</svg:desc>
                </draw:g>
              </table:table-cell>
              <table:table-cell office:value-type="float" office:value="12.559">
                <text:p>12.559</text:p>
                <draw:g>
                  <svg:desc>Лист1.G1:Лист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49">
                <text:p>12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541">
                <text:p>12.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532">
                <text:p>12.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516">
                <text:p>12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502">
                <text:p>12.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96">
                <text:p>12.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49">
                <text:p>12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